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1.27cm" style:auto-text-indent="false"/>
    </style:style>
    <style:style style:name="P2" style:family="paragraph" style:parent-style-name="Standard" style:list-style-name="WW8Num16"/>
    <style:style style:name="P3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Text_20_body_20_indent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T1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ssignment for Module 8</text:h>
      <text:p text:style-name="Text_20_body_20_indent">The assignment for Module 8 provides practice applying the ERD notation to narrative problem descriptions. I encourage you to use the ER Assistant or Visual Paradigm to complete the problems in module 8. Module 7 contains software demonstrations for both the ER Assistant and Visual Paradigm. </text:p>
      <text:p text:style-name="P5">1. Narrative Problem Requirements</text:p>
      <text:list xml:id="list1529393408" text:style-name="WW8Num16">
        <text:list-item>
          <text:p text:style-name="P2">Draw an ERD to track lab tests performed by a medical laboratory on clients. The database should track basic client details including a unique client identifier, client name, client insurance provider (if any), client address, client date of birth, and client sex. The database should track the unique identifier for a lab test, the test type identifier, the date and time when the lab test was administered, and the identifier of the lab employee performing the test. A client can request multiple tests in a visit to the lab. The database only contains clients who have had lab tests performed. Each lab test is administered to one client.</text:p>
        </text:list-item>
        <text:list-item>
          <text:p text:style-name="P2">Revise the ERD from problem 1 with more details about test types. A test type includes a unique test type identifier, a test type name, a test type cost, and a test type code. A lab test administered to a client is associated with one test type. A test type can be administered to multiple clients. A test type can exist in the database without ever being administered.</text:p>
        </text:list-item>
        <text:list-item>
          <text:p text:style-name="P2">Revise the ERD from problem 2 with test type items. A test type item includes a unique test item identifier, a test item name, test item unit of measure, and a test item description. A test type includes one or more test items. A test item can be part of one or more test types. Do not use an M-N relationship.</text:p>
        </text:list-item>
        <text:list-item>
          <text:p text:style-name="P2">Revise the ERD from problem 3 to use an M-N relationship. </text:p>
        </text:list-item>
      </text:list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Note_20_Heading" style:display-name="Note Heading" style:family="paragraph" style:parent-style-name="Standard" style:next-style-name="Standard"/>
    <style:style style:name="Figure_20_Title" style:display-name="Figure Title" style:family="paragraph" style:parent-style-name="Note_20_Heading">
      <style:paragraph-properties fo:margin-left="0cm" fo:margin-right="0cm" fo:text-align="center" style:justify-single-word="false" fo:text-indent="0cm" style:auto-text-indent="false"/>
    </style:style>
    <style:style style:name="Figure_20_Body1" style:display-name="Figure Body1" style:family="paragraph" style:parent-style-name="Figure_20_Title">
      <style:paragraph-properties fo:margin-top="0cm" fo:margin-bottom="0.212cm" loext:contextual-spacing="false" fo:line-height="100%" fo:keep-with-next="always"/>
      <style:text-properties fo:language="en" fo:country="IN" style:language-asian="en" style:country-asian="IN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WW8NumSt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10z0" style:family="text"/>
    <style:style style:name="WW8NumSt10z1" style:family="text"/>
    <style:style style:name="WW8NumSt10z2" style:family="text"/>
    <style:style style:name="WW8NumSt10z3" style:family="text"/>
    <style:style style:name="WW8NumSt10z4" style:family="text"/>
    <style:style style:name="WW8NumSt10z5" style:family="text"/>
    <style:style style:name="WW8NumSt10z6" style:family="text"/>
    <style:style style:name="WW8NumSt10z7" style:family="text"/>
    <style:style style:name="WW8NumSt10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Note_20_Heading_20_Char" style:display-name="Note Heading Char" style:family="text">
      <style:text-properties fo:font-size="12pt" style:font-size-asian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1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2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2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111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111" text:date-value="2020-04-28T23:58:10.024327905">4/28/2020</text:date><text:tab/>Assignment for Module 8<text:tab/>Page <text:span text:style-name="Page_20_Number"><text:page-number text:select-page="current">0</text:page-number></text:span></text:p>
      </style:header>
      <style:header-first>
        <text:p text:style-name="Header"/>
      </style:header-first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meta:initial-creator>Michael Mannino</meta:initial-creator>
    <meta:creation-date>2011-11-02T02:10:00</meta:creation-date>
    <dc:date>2019-07-31T14:50:24.401826548</dc:date>
    <meta:print-date>2013-10-25T14:54:00</meta:print-date>
    <meta:editing-cycles>65</meta:editing-cycles>
    <meta:editing-duration>PT2H31M56S</meta:editing-duration>
    <meta:generator>LibreOffice/6.0.7.3$Linux_X86_64 LibreOffice_project/00m0$Build-3</meta:generator>
    <meta:document-statistic meta:table-count="0" meta:image-count="0" meta:object-count="0" meta:page-count="1" meta:paragraph-count="8" meta:word-count="313" meta:character-count="1775" meta:non-whitespace-character-count="1472"/>
  </office:meta>
</office:document-meta>
</file>